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905cm" svg:height="1.905cm" svg:x="2.905cm" svg:y="2.27cm">
          <text:p text:style-name="P1">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2" draw:id="id2" draw:layer="layout" svg:width="1.905cm" svg:height="1.905cm" svg:x="9.255cm" svg:y="4.175cm">
          <text:p text:style-name="P1">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3" draw:id="id3" draw:layer="layout" svg:width="1.905cm" svg:height="1.905cm" svg:x="15.605cm" svg:y="4.81cm">
          <text:p text:style-name="P1">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4" draw:id="id4" draw:layer="layout" svg:width="1.905cm" svg:height="1.905cm" svg:x="11.795cm" svg:y="11.16cm">
          <text:p text:style-name="P1">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5" draw:id="id5" draw:layer="layout" svg:width="1.905cm" svg:height="1.905cm" svg:x="13.065cm" svg:y="16.24cm">
          <text:p text:style-name="P1">4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6" draw:id="id6" draw:layer="layout" svg:width="1.905cm" svg:height="1.905cm" svg:x="9.255cm" svg:y="20.05cm">
          <text:p text:style-name="P1">5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draw:type="curve" svg:x1="4.81cm" svg:y1="3.223cm" svg:x2="9.255cm" svg:y2="5.128cm" draw:start-shape="id1" draw:start-glue-point="10" draw:end-shape="id2" draw:end-glue-point="6" svg:d="m4810 3223c3333 0 1111 1905 4445 1905">
          <text:p text:style-name="P1">Create</text:p>
        </draw:connector>
        <draw:connector draw:style-name="gr2" draw:text-style-name="P1" draw:layer="layout" draw:type="curve" svg:x1="11.16cm" svg:y1="5.128cm" svg:x2="15.605cm" svg:y2="5.763cm" draw:start-shape="id2" draw:start-glue-point="10" draw:end-shape="id3" draw:end-glue-point="6" svg:d="m11160 5128c3333 0 1111 635 4445 635">
          <text:p text:style-name="P1">Starting</text:p>
        </draw:connector>
        <draw:connector draw:style-name="gr2" draw:text-style-name="P1" draw:layer="layout" draw:type="curve" svg:x1="17.51cm" svg:y1="5.763cm" svg:x2="13.421cm" svg:y2="11.439cm" draw:start-shape="id3" draw:start-glue-point="10" draw:end-shape="id4" draw:end-glue-point="11" svg:d="m17510 5763c750 0 2794 5676-4089 5676">
          <text:p text:style-name="P1">Running</text:p>
        </draw:connector>
        <draw:connector draw:style-name="gr3" draw:text-style-name="P1" draw:layer="layout" draw:type="curve" draw:line-skew="-1.11cm -0.58cm" svg:x1="12.074cm" svg:y1="12.786cm" svg:x2="12.748cm" svg:y2="11.16cm" draw:start-shape="id4" draw:start-glue-point="7" draw:end-shape="id4" draw:end-glue-point="4" svg:d="m12074 12786c-2836 0-2363-1354-1486-2167s2160-1082 2160 541">
          <text:p/>
        </draw:connector>
        <draw:connector draw:style-name="gr2" draw:text-style-name="P1" draw:layer="layout" draw:type="curve" svg:x1="12.748cm" svg:y1="13.065cm" svg:x2="14.018cm" svg:y2="16.24cm" draw:start-shape="id4" draw:start-glue-point="8" draw:end-shape="id5" draw:end-glue-point="4" svg:d="m12748 13065c0 2380 1270 793 1270 3175">
          <text:p text:style-name="P1">Stopping</text:p>
        </draw:connector>
        <draw:connector draw:style-name="gr2" draw:text-style-name="P1" draw:layer="layout" draw:type="curve" svg:x1="14.018cm" svg:y1="18.145cm" svg:x2="10.207cm" svg:y2="20.05cm" draw:start-shape="id5" draw:start-glue-point="8" draw:end-shape="id6" svg:d="m14018 18145c0 1428-3811 476-3811 1905">
          <text:p text:style-name="P1">Stopped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im Carter</meta:initial-creator>
    <meta:creation-date>2011-10-18T07:50:13.55</meta:creation-date>
    <dc:date>2011-10-18T09:58:06.83</dc:date>
    <dc:creator>Jim Carter</dc:creator>
    <meta:editing-duration>PT1H37M33S</meta:editing-duration>
    <meta:editing-cycles>1</meta:editing-cycles>
    <meta:document-statistic meta:object-count="12"/>
    <meta:generator>OpenOffice.org/3.3$Win32 OpenOffice.org_project/330m20$Build-9567</meta:generator>
  </office:meta>
</office:document-meta>
</file>